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adea" fo:font-size="18pt" fo:language="fr" fo:country="FR" fo:font-weight="bold" officeooo:rsid="0018cf24" officeooo:paragraph-rsid="0018cf24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sans-serif" fo:font-size="13.5pt" fo:language="fr" fo:country="FR" officeooo:rsid="002ae6d2" officeooo:paragraph-rsid="002ae6d2"/>
    </style:style>
    <style:style style:name="P3" style:family="paragraph" style:parent-style-name="Standard">
      <style:paragraph-properties fo:text-align="start" style:justify-single-word="false"/>
      <style:text-properties style:font-name="Caladea" fo:font-size="14pt" fo:language="fr" fo:country="FR" officeooo:rsid="002ae6d2" officeooo:paragraph-rsid="002ae6d2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Caladea" fo:font-size="14pt" officeooo:rsid="002ddc38" officeooo:paragraph-rsid="002ddc38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Caladea" fo:font-size="14pt" fo:language="zxx" fo:country="none" officeooo:rsid="002ae6d2" officeooo:paragraph-rsid="002ae6d2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style:font-name="Caladea" fo:font-size="14pt" fo:language="zxx" fo:country="none" officeooo:rsid="002c1b2c" officeooo:paragraph-rsid="002c1b2c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style:font-name="Caladea" fo:font-size="14pt" fo:language="zxx" fo:country="none" officeooo:paragraph-rsid="002c1b2c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style:font-name="Caladea" fo:font-size="14pt" fo:language="zxx" fo:country="none" officeooo:rsid="002ddc38" officeooo:paragraph-rsid="002ddc38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style:font-name="Caladea" fo:font-size="14pt" fo:language="zxx" fo:country="none" officeooo:rsid="0030ca15" officeooo:paragraph-rsid="0030ca15" style:font-size-asian="14pt" style:language-asian="zxx" style:country-asian="none" style:font-size-complex="14pt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style:font-name="Caladea" fo:font-size="14pt" fo:language="zxx" fo:country="none" officeooo:rsid="00334fa7" officeooo:paragraph-rsid="00334fa7" style:font-size-asian="14pt" style:language-asian="zxx" style:country-asian="none" style:font-size-complex="14pt" style:language-complex="zxx" style:country-complex="none"/>
    </style:style>
    <style:style style:name="P11" style:family="paragraph" style:parent-style-name="Standard">
      <style:paragraph-properties fo:text-align="start" style:justify-single-word="false"/>
      <style:text-properties style:font-name="Caladea" fo:font-size="14pt" fo:language="zxx" fo:country="none" officeooo:rsid="0034e815" officeooo:paragraph-rsid="0034e815" style:font-size-asian="14pt" style:language-asian="zxx" style:country-asian="none" style:font-size-complex="14pt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style:font-name="Caladea" fo:font-size="14pt" fo:language="zxx" fo:country="none" officeooo:rsid="0035b221" officeooo:paragraph-rsid="0035b221" style:font-size-asian="14pt" style:language-asian="zxx" style:country-asian="none" style:font-size-complex="14pt" style:language-complex="zxx" style:country-complex="none"/>
    </style:style>
    <style:style style:name="P13" style:family="paragraph" style:parent-style-name="Standard">
      <style:paragraph-properties fo:text-align="start" style:justify-single-word="false"/>
      <style:text-properties style:font-name="Caladea" fo:font-size="14pt" fo:language="zxx" fo:country="none" officeooo:rsid="0035b221" officeooo:paragraph-rsid="0035dd20" style:font-size-asian="14pt" style:language-asian="zxx" style:country-asian="none" style:font-size-complex="14pt" style:language-complex="zxx" style:country-complex="none"/>
    </style:style>
    <style:style style:name="P14" style:family="paragraph" style:parent-style-name="Standard">
      <style:paragraph-properties fo:text-align="start" style:justify-single-word="false"/>
      <style:text-properties style:font-name="Caladea" fo:font-size="14pt" fo:language="zxx" fo:country="none" officeooo:rsid="0035dd20" officeooo:paragraph-rsid="0035dd20" style:font-size-asian="14pt" style:language-asian="zxx" style:country-asian="none" style:font-size-complex="14pt" style:language-complex="zxx" style:country-complex="none"/>
    </style:style>
    <style:style style:name="P15" style:family="paragraph" style:parent-style-name="Standard">
      <style:paragraph-properties fo:text-align="start" style:justify-single-word="false"/>
      <style:text-properties style:font-name="Caladea" fo:font-size="14pt" fo:language="zxx" fo:country="none" officeooo:rsid="0035e8a7" officeooo:paragraph-rsid="0035e8a7" style:font-size-asian="14pt" style:language-asian="zxx" style:country-asian="none" style:font-size-complex="14pt" style:language-complex="zxx" style:country-complex="none"/>
    </style:style>
    <style:style style:name="P16" style:family="paragraph" style:parent-style-name="Standard">
      <style:paragraph-properties fo:text-align="start" style:justify-single-word="false"/>
      <style:text-properties style:font-name="Caladea" fo:font-size="14pt" fo:language="zxx" fo:country="none" officeooo:rsid="00379669" officeooo:paragraph-rsid="00379669" style:font-size-asian="14pt" style:language-asian="zxx" style:country-asian="none" style:font-size-complex="14pt" style:language-complex="zxx" style:country-complex="none"/>
    </style:style>
    <style:style style:name="P17" style:family="paragraph" style:parent-style-name="Standard">
      <style:paragraph-properties fo:text-align="start" style:justify-single-word="false"/>
      <style:text-properties style:font-name="Caladea" fo:font-size="14pt" fo:language="zxx" fo:country="none" fo:font-weight="bold" officeooo:rsid="002c1b2c" officeooo:paragraph-rsid="002c1b2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adea" fo:font-size="14pt" fo:language="zxx" fo:country="none" fo:font-weight="bold" officeooo:rsid="0034e815" officeooo:paragraph-rsid="0034e81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" style:family="text">
      <style:text-properties officeooo:rsid="002ae6d2"/>
    </style:style>
    <style:style style:name="T2" style:family="text">
      <style:text-properties officeooo:rsid="002c1b2c"/>
    </style:style>
    <style:style style:name="T3" style:family="text">
      <style:text-properties officeooo:rsid="002f9319"/>
    </style:style>
    <style:style style:name="T4" style:family="text">
      <style:text-properties officeooo:rsid="0030ca15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officeooo:rsid="003201e9"/>
    </style:style>
    <style:style style:name="T7" style:family="text">
      <style:text-properties officeooo:rsid="00334fa7"/>
    </style:style>
    <style:style style:name="T8" style:family="text">
      <style:text-properties officeooo:rsid="0034e815"/>
    </style:style>
    <style:style style:name="T9" style:family="text">
      <style:text-properties officeooo:rsid="0035b221"/>
    </style:style>
    <style:style style:name="T10" style:family="text">
      <style:text-properties officeooo:rsid="0035dd20"/>
    </style:style>
    <style:style style:name="T11" style:family="text">
      <style:text-properties officeooo:rsid="003796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s aux réseaux de communication</text:p>
      <text:p text:style-name="P1">TP <text:span text:style-name="T1">2</text:span></text:p>
      <text:p text:style-name="P2"/>
      <text:p text:style-name="P3">Protocole d’accès distant aux boîtes mail : IMAP</text:p>
      <text:p text:style-name="P3">Protocole de transfert de cour<text:span text:style-name="T5">rier électronique entre une station cliente et un serveur de messagerie : SMTP</text:span></text:p>
      <text:p text:style-name="P5">Sécurisation des échanges : standard S/MIME</text:p>
      <text:p text:style-name="P5"/>
      <text:p text:style-name="P17">1. Accès distant aux mails avec IMAP</text:p>
      <text:p text:style-name="P6"/>
      <text:p text:style-name="P6">Syntaxe du protocole IMAP : INDEX COMMANDE PARAMÈTRES</text:p>
      <text:p text:style-name="P6">Commandes principales :</text:p>
      <text:p text:style-name="P6">- LOGIN</text:p>
      <text:p text:style-name="P6">- SELECT</text:p>
      <text:p text:style-name="P6">- FETCH</text:p>
      <text:p text:style-name="P6">- STATUS</text:p>
      <text:p text:style-name="P6">- CREATE</text:p>
      <text:p text:style-name="P6">- COPY</text:p>
      <text:p text:style-name="P6">- LOGOUT</text:p>
      <text:p text:style-name="P6"/>
      <text:p text:style-name="P6">L’index va permettre d’envoyer des commandes aux serveurs sans avoir reçu de réponse de la commande précédente. On utilisera ici « . » puisque on est le seul à accéder à notre messagerie et on n’exécute qu’une commande à la fois.</text:p>
      <text:p text:style-name="P6"/>
      <text:p text:style-name="P7"><text:span text:style-name="T2">1) Pour se connecter : </text:span>openssl s_client -connect webmail.grenoble-inp.org:993</text:p>
      <text:p text:style-name="P8"/>
      <text:p text:style-name="P8">2) On tape directement ensuite :</text:p>
      <text:p text:style-name="P4"><text:span text:style-name="T5">IMAP LOGIN </text:span><text:a xlink:type="simple" xlink:href="mailto:adresse.mail@ensimag.fr" text:style-name="Internet_20_link" text:visited-style-name="Visited_20_Internet_20_Link"><text:span text:style-name="T5">adresse.mail@ensimag.fr</text:span></text:a><text:span text:style-name="T5"> motdepasse</text:span></text:p>
      <text:p text:style-name="P8"/>
      <text:p text:style-name="P8">3) On saisit : . SELECT inbox</text:p>
      <text:p text:style-name="P8">→ 105 messages reçus <text:span text:style-name="T3">0 non lus</text:span></text:p>
      <text:p text:style-name="P8"/>
      <text:p text:style-name="P9">4) Commande . FETCH 105 body[text] pour lire le texte du 105 ème message (en l’occurence le plus récent). On peut utiliser header pour avoir l’en tête.</text:p>
      <text:p text:style-name="P9"/>
      <text:p text:style-name="P9">5) Commande . STORE <text:span text:style-name="T7">105 </text:span>+FLAGS (\Deleted)</text:p>
      <text:p text:style-name="P9">Il n’a pas réellement été supprimé</text:p>
      <text:p text:style-name="P8">. <text:span text:style-name="T4">EXPUNGE va supprimer tous les messages avec un flag \Deleted</text:span></text:p>
      <text:p text:style-name="P8"/>
      <text:p text:style-name="P9">6) <text:span text:style-name="T6">Commande : . CREATE Archives</text:span></text:p>
      <text:p text:style-name="P10">Pour y déplacer des messages il faut les copier :</text:p>
      <text:p text:style-name="P10">. COPY 104 Archives</text:p>
      <text:p text:style-name="P10">(puis le supprimer dans inbox)</text:p>
      <text:p text:style-name="P9"><text:soft-page-break/></text:p>
      <text:p text:style-name="P10">7) <text:span text:style-name="T8">Commande . LOGOUT</text:span></text:p>
      <text:p text:style-name="P10"/>
      <text:p text:style-name="P10"/>
      <text:p text:style-name="P18">2. Transfert d'emails avec SMTP</text:p>
      <text:p text:style-name="P11"/>
      <text:p text:style-name="P11">1) Un enregistrement MX (Mail eXchanger) est un type d'nregistrement DNS qui associe un nom de domaine à un serveur de messagerie électronique</text:p>
      <text:p text:style-name="P11"/>
      <text:p text:style-name="P11">2) host -t MX grenoble-inp.org</text:p>
      <text:p text:style-name="P11">&gt; grenoble-inp.org mail is handled by 5 etu.viallet.grenoble-inp.fr</text:p>
      <text:p text:style-name="P11">&gt; grenoble-inp.org mail is handled by 20 etu4.viallet.grenoble-inp.fr</text:p>
      <text:p text:style-name="P11">&gt; grenoble-inp.org mail is handled by 10 etu3.viallet.grenoble-inp.fr</text:p>
      <text:p text:style-name="P11"/>
      <text:p text:style-name="P11">3) <text:span text:style-name="T9">Le port par défaut du protocole SMTP est le port 25</text:span></text:p>
      <text:p text:style-name="P11"/>
      <text:p text:style-name="P12">4) Usurper une identité est un délit. Cependant, si on s'envoie un mail à nous mêmes, il n'y a pas de problème, puisque on ne trompe personne quand à l'identité de son interlocuteur. A partir du moment où on fait croire à notre interlocuteur qu'il parle à quelqu'un d'autre, cela devient un délit.</text:p>
      <text:p text:style-name="P12"/>
      <text:p text:style-name="P13">5) <text:span text:style-name="T10">telnet etu.viallet.grenoble-inp.fr 25</text:span></text:p>
      <text:p text:style-name="P13"/>
      <text:p text:style-name="P14">6) Salutations : helo edu.viallet.grenoble-inp.fr</text:p>
      <text:p text:style-name="P15">Puis : </text:p>
      <text:p text:style-name="P15">MAIL FROM:&lt;<text:a xlink:type="simple" xlink:href="mailto:james.bond@gmail.com" text:style-name="Internet_20_link" text:visited-style-name="Visited_20_Internet_20_Link">james.bond@gmail.com</text:a>&gt;</text:p>
      <text:p text:style-name="P15">RCPT TO:&lt;<text:a xlink:type="simple" xlink:href="mailto:alexis.sonolet@grenoble-inp.org" text:style-name="Internet_20_link" text:visited-style-name="Visited_20_Internet_20_Link">alexis.sonolet@grenoble-inp.org</text:a>&gt;</text:p>
      <text:p text:style-name="P15">DATA</text:p>
      <text:p text:style-name="P16">Subject : objet</text:p>
      <text:p text:style-name="P15">Salut</text:p>
      <text:p text:style-name="P15">&lt;retour à la ligne&gt;</text:p>
      <text:p text:style-name="P15">.</text:p>
      <text:p text:style-name="P15">&lt;retour à la ligne&gt;</text:p>
      <text:p text:style-name="P15"/>
      <text:p text:style-name="P15">&gt; Le message a été envoyé.</text:p>
      <text:p text:style-name="P15"><text:line-break/>7)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09:52:55.665168729</meta:creation-date>
    <dc:date>2019-02-08T12:35:35.618233519</dc:date>
    <meta:editing-duration>PT25M12S</meta:editing-duration>
    <meta:editing-cycles>5</meta:editing-cycles>
    <meta:generator>LibreOffice/5.3.6.1$Linux_X86_64 LibreOffice_project/30$Build-1</meta:generator>
    <meta:document-statistic meta:table-count="0" meta:image-count="0" meta:object-count="0" meta:page-count="2" meta:paragraph-count="51" meta:word-count="382" meta:character-count="2308" meta:non-whitespace-character-count="1975"/>
  </office:meta>
</office:document-meta>
</file>